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3b3b3b" style:font-name="Droid Sans Mono" fo:font-size="15pt" fo:font-weight="normal" fo:background-color="#ffffff"/>
    </style:style>
    <style:style style:name="P2" style:family="paragraph" style:parent-style-name="Standard">
      <style:paragraph-properties style:line-height-at-least="0.714cm"/>
    </style:style>
    <style:style style:name="T1" style:family="text">
      <style:text-properties fo:color="#800000"/>
    </style:style>
    <style:style style:name="T2" style:family="text">
      <style:text-properties fo:color="#e50000"/>
    </style:style>
    <style:style style:name="T3" style:family="text">
      <style:text-properties fo:color="#0451a5"/>
    </style:style>
    <style:style style:name="T4" style:family="text">
      <style:text-properties fo:color="#098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myForm</text:span> {</text:p>
      <text:p text:style-name="P1"><text:span text:style-name="T2">text-align</text:span>: <text:span text:style-name="T3">center</text:span>;</text:p>
      <text:p text:style-name="P1"><text:span text:style-name="T2">border</text:span>: <text:span text:style-name="T4">2px</text:span> <text:span text:style-name="T3">solid</text:span> <text:span text:style-name="T3">green</text:span>;</text:p>
      <text:p text:style-name="P1">}</text:p>
      <text:p text:style-name="P2"/>
      <text:p text:style-name="P1"><text:span text:style-name="T1">.lable</text:span> {</text:p>
      <text:p text:style-name="P1"><text:span text:style-name="T2">display</text:span>: <text:span text:style-name="T3">block</text:span>;</text:p>
      <text:p text:style-name="P1"><text:span text:style-name="T2">margin</text:span>: <text:span text:style-name="T4">20px</text:span>;</text:p>
      <text:p text:style-name="P1"><text:span text:style-name="T2">height</text:span>: <text:span text:style-name="T4">20px</text:span>;</text:p>
      <text:p text:style-name="P1"><text:span text:style-name="T2">width</text:span>: ;</text:p>
      <text:p text:style-name="P1">}</text:p>
      <text:p text:style-name="P2"/>
      <text:p text:style-name="P1"><text:span text:style-name="T1">.btn</text:span> {</text:p>
      <text:p text:style-name="P1"><text:span text:style-name="T2">background-color</text:span>: <text:span text:style-name="T3">blueviolet</text:span>;</text:p>
      <text:p text:style-name="P1"><text:span text:style-name="T2">height</text:span>: <text:span text:style-name="T4">40px</text:span>;</text:p>
      <text:p text:style-name="P1"><text:span text:style-name="T2">width</text:span>: <text:span text:style-name="T4">20%</text:span>;</text:p>
      <text:p text:style-name="P1"><text:span text:style-name="T2">color</text:span>: <text:span text:style-name="T3">white</text:span>;</text:p>
      <text:p text:style-name="P1"><text:span text:style-name="T2">margin</text:span>: <text:span text:style-name="T4">20px</text:span>;</text:p>
      <text:p text:style-name="P1"><text:span text:style-name="T2">border</text:span>: <text:span text:style-name="T4">2px</text:span> <text:span text:style-name="T3">solid</text:span> <text:span text:style-name="T3">olivedrab</text:span>;</text:p>
      <text:p text:style-name="P1">}</text:p>
      <text:p text:style-name="P2"/>
      <text:p text:style-name="P1"><text:span text:style-name="T1">input</text:span> {</text:p>
      <text:p text:style-name="P1"><text:span text:style-name="T2">background</text:span>:<text:span text:style-name="T3">skyblue</text:span>;</text:p>
      <text:p text:style-name="P1"><text:span text:style-name="T2">margin-left</text:span>: <text:span text:style-name="T4">20px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2:45:30.185063181</meta:creation-date>
    <dc:date>2024-04-04T12:46:08.706381392</dc:date>
    <meta:editing-duration>PT39S</meta:editing-duration>
    <meta:editing-cycles>1</meta:editing-cycles>
    <meta:document-statistic meta:table-count="0" meta:image-count="0" meta:object-count="0" meta:page-count="1" meta:paragraph-count="22" meta:word-count="43" meta:character-count="270" meta:non-whitespace-character-count="249"/>
    <meta:generator>LibreOffice/6.4.7.2$Linux_X86_64 LibreOffice_project/40$Build-2</meta:generator>
  </office:meta>
</office:document-meta>
</file>